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06921e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9ae09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0f4542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02e0d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Default">
      <style:paragraph-properties fo:margin-top="0cm" fo:margin-bottom="0cm" loext:contextual-spacing="false"/>
      <style:text-properties fo:font-size="10pt" officeooo:paragraph-rsid="000f4542" style:font-size-asian="10pt" style:font-size-complex="10pt"/>
    </style:style>
    <style:style style:name="P14" style:family="paragraph" style:parent-style-name="Default">
      <style:paragraph-properties fo:margin-top="0cm" fo:margin-bottom="0cm" loext:contextual-spacing="false"/>
      <style:text-properties fo:font-size="10pt" officeooo:rsid="00397dae" officeooo:paragraph-rsid="000f4542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/>
      <style:text-properties style:font-name="Comic Sans MS" fo:font-size="10pt" fo:font-style="italic" fo:font-weight="normal" officeooo:rsid="0006921e" officeooo:paragraph-rsid="000f4542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text-properties fo:font-size="10pt" officeooo:paragraph-rsid="000f4542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paragraph-rsid="00181415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81415" officeooo:paragraph-rsid="00181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16185c" style:font-weight-asian="bold" style:font-weight-complex="bold"/>
    </style:style>
    <style:style style:name="T3" style:family="text">
      <style:text-properties fo:color="#000000" style:font-name="Comic Sans MS" fo:font-weight="bold" officeooo:rsid="000137c6" style:font-weight-asian="bold" style:font-weight-complex="bold"/>
    </style:style>
    <style:style style:name="T4" style:family="text">
      <style:text-properties fo:color="#000000" style:font-name="Comic Sans MS" fo:font-weight="bold" officeooo:rsid="001aeb51" style:font-weight-asian="bold" style:font-weight-complex="bold"/>
    </style:style>
    <style:style style:name="T5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1984bc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19ae09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9a4c6"/>
    </style:style>
    <style:style style:name="T14" style:family="text">
      <style:text-properties officeooo:rsid="000fe73e"/>
    </style:style>
    <style:style style:name="T15" style:family="text">
      <style:text-properties officeooo:rsid="0010459e"/>
    </style:style>
    <style:style style:name="T16" style:family="text">
      <style:text-properties officeooo:rsid="00117705"/>
    </style:style>
    <style:style style:name="T17" style:family="text">
      <style:text-properties officeooo:rsid="001877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<text:span text:style-name="T1">Ch </text:span><text:span text:style-name="T2">7</text:span><text:span text:style-name="T1"> : </text:span><text:span text:style-name="T3">Statistiques à deux variables quantitatives </text:span><text:span text:style-name="T4">exercices</text:span></text:p>
          </table:table-cell>
        </table:table-row>
      </table:table>
      <text:p text:style-name="P18"/>
      <text:p text:style-name="P19"/>
      <text:p text:style-name="P20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3105498858" text:style-name="L1">
              <text:list-header>
                <text:p text:style-name="P21">Représenter un nuage de points.</text:p>
              </text:list-header>
              <text:list-item>
                <text:p text:style-name="P21">Déterminer et utiliser un ajustement affine pour interpoler ou extrapoler des valeurs inconnues.</text:p>
              </text:list-item>
              <text:list-item>
                <text:p text:style-name="P21">Représenter un nuage de points en effectuant un changement de variable donné afin de conjecturer <text:span text:style-name="T17">une relation de linéarité entre de nouvelles variables.</text:span></text:p>
              </text:list-item>
            </text:list>
          </table:table-cell>
        </table:table-row>
      </table:table>
      <text:p text:style-name="P2"/>
      <text:p text:style-name="P15"/>
      <text:p text:style-name="P6"/>
      <text:p text:style-name="P3"/>
      <text:p text:style-name="P4"><text:span text:style-name="T12">A traiter obligatoirement :</text:span> </text:p>
      <text:p text:style-name="P5">I) <text:span text:style-name="T14">Ex 3;5;6 ;8;10;11;12;15;17;18 p 105</text:span></text:p>
      <text:p text:style-name="P7">II) <text:span text:style-name="T15">Ex 23;24;26 p 106 Ex 31;32;33;34 p 107 Ex 37;38;39;40;44 p 108</text:span></text:p>
      <text:p text:style-name="P8">III) Ex 47 ; 50 p 109 Ex 52 ; 55 p 110 Ex 56p 111 </text:p>
      <text:p text:style-name="P4"/>
      <text:p text:style-name="P9">Pour encore s’exercer :</text:p>
      <text:p text:style-name="P10"><text:span text:style-name="T13">Si j’ai eu des difficultés au </text:span>I : E<text:span text:style-name="T16">x 2 ;4 ; 7 ; 9;13;14;16 et 19 p 105</text:span></text:p>
      <text:p text:style-name="P13"><text:span text:style-name="T6">Si j’ai eu des difficultés au </text:span><text:span text:style-name="T7">II : </text:span><text:span text:style-name="T8">Ex 22;25 p 106</text:span></text:p>
      <text:p text:style-name="P12"/>
      <text:p text:style-name="P14"><text:span text:style-name="T11">V</text:span><text:span text:style-name="T10">ers le bac</text:span><text:span text:style-name="T5"> : devoir maison : </text:span><text:span text:style-name="T9">exercices 79 p 116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09:22:05.833000000</meta:creation-date>
    <dc:date>2020-11-05T08:44:33.725000000</dc:date>
    <meta:editing-duration>PT1H1M59S</meta:editing-duration>
    <meta:editing-cycles>12</meta:editing-cycles>
    <meta:generator>LibreOffice/6.0.1.1$Windows_X86_64 LibreOffice_project/60bfb1526849283ce2491346ed2aa51c465abfe6</meta:generator>
    <meta:document-statistic meta:table-count="2" meta:image-count="0" meta:object-count="0" meta:page-count="1" meta:paragraph-count="13" meta:word-count="149" meta:character-count="763" meta:non-whitespace-character-count="628"/>
  </office:meta>
</office:document-meta>
</file>